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000" draw:fill="none" draw:textarea-horizontal-align="justify" draw:textarea-vertical-align="middle" draw:auto-grow-height="false" fo:min-height="2.181cm" fo:min-width="3.419cm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1.67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0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9cm"/>
    </style:style>
    <style:style style:name="gr6" style:family="graphic" style:parent-style-name="objectwithoutfill">
      <style:graphic-properties svg:stroke-color="#ff0000" draw:marker-start="Arrow" draw:marker-end="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62cm"/>
    </style:style>
    <style:style style:name="gr9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96cm"/>
    </style:style>
    <style:style style:name="gr12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1.209cm"/>
    </style:style>
    <style:style style:name="gr15" style:family="graphic" style:parent-style-name="objectwithoutfill">
      <style:graphic-properties svg:stroke-color="#00990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9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75cm" fo:min-width="1.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859cm" fo:min-width="1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0" style:family="graphic" style:parent-style-name="objectwithoutfill">
      <style:graphic-properties svg:stroke-color="#008000" draw:marker-end="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</style:style>
    <style:style style:name="gr22" style:family="graphic" style:parent-style-name="objectwithoutfill">
      <style:graphic-properties svg:stroke-color="#00a65d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  <style:text-properties fo:color="#008000"/>
    </style:style>
    <style:style style:name="P2" style:family="paragraph">
      <loext:graphic-properties draw:fill="none" draw:fill-color="#ffffff"/>
      <style:text-properties fo:color="#008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00ff"/>
    </style:style>
    <style:style style:name="P7" style:family="paragraph">
      <loext:graphic-properties draw:fill="none" draw:fill-color="#ffffff"/>
      <style:text-properties fo:color="#00cc00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3.419cm" svg:height="2.181cm" svg:x="3.5cm" svg:y="2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7cm" svg:height="0.357cm" svg:x="4.63cm" svg:y="1.851cm">
            <draw:text-box>
              <text:p><text:span text:style-name="T1">dynetat0_m</text:span></text:p>
            </draw:text-box>
          </draw:frame>
          <draw:custom-shape draw:style-name="gr3" draw:text-style-name="P3" draw:layer="layout" svg:width="1.6cm" svg:height="0.4cm" svg:x="9.2cm" svg:y="2.15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052cm" svg:height="0.357cm" svg:x="9.529cm" svg:y="1.751cm">
            <draw:text-box>
              <text:p><text:span text:style-name="T2">start.nc</text:span></text:p>
            </draw:text-box>
          </draw:frame>
          <draw:frame draw:style-name="gr5" draw:text-style-name="P4" xml:id="id1" draw:id="id1" draw:layer="layout" svg:width="0.959cm" svg:height="0.357cm" svg:x="9.5cm" svg:y="2.151cm">
            <draw:text-box>
              <text:p><text:span text:style-name="T2">xprimu</text:span></text:p>
            </draw:text-box>
          </draw:frame>
          <draw:connector draw:style-name="gr6" draw:text-style-name="P3" draw:layer="layout" draw:type="curve" svg:x1="9.5cm" svg:y1="2.329cm" svg:x2="8.459cm" svg:y2="2.385cm" draw:start-shape="id1" draw:start-glue-point="3" draw:end-shape="id2" draw:end-glue-point="1" svg:d="M9500 2329c-781 0-261 56-1041 56" svg:viewBox="0 0 1042 57">
            <text:p/>
          </draw:connector>
          <draw:frame draw:style-name="gr5" draw:text-style-name="P2" xml:id="id3" draw:id="id3" draw:layer="layout" svg:width="0.959cm" svg:height="0.357cm" svg:x="4.738cm" svg:y="2.351cm">
            <draw:text-box>
              <text:p><text:span text:style-name="T1">xprimu</text:span></text:p>
            </draw:text-box>
          </draw:frame>
          <draw:custom-shape draw:style-name="gr7" draw:text-style-name="P3" draw:layer="layout" svg:width="1.2cm" svg:height="0.275cm" svg:x="2.7cm" svg:y="0.81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0.662cm" svg:height="0.357cm" svg:x="2.926cm" svg:y="0.387cm">
            <draw:text-box>
              <text:p>inifilr</text:p>
            </draw:text-box>
          </draw:frame>
          <draw:custom-shape draw:style-name="gr7" draw:text-style-name="P3" draw:layer="layout" svg:width="1.2cm" svg:height="0.652cm" svg:x="2.7cm" svg:y="1.092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3" draw:layer="layout" draw:type="curve" svg:x1="4.738cm" svg:y1="2.529cm" svg:x2="3.276cm" svg:y2="1.564cm" draw:start-shape="id3" draw:start-glue-point="3" draw:end-shape="id4" draw:end-glue-point="2" svg:d="M4738 2529c-975 0-1462-321-1462-965" svg:viewBox="0 0 1463 966">
            <text:p/>
          </draw:connector>
          <draw:frame draw:style-name="gr5" draw:text-style-name="P6" xml:id="id4" draw:id="id4" draw:layer="layout" svg:width="0.959cm" svg:height="0.357cm" svg:x="2.797cm" svg:y="1.207cm">
            <draw:text-box>
              <text:p><text:span text:style-name="T3">xprimu</text:span></text:p>
            </draw:text-box>
          </draw:frame>
          <draw:custom-shape draw:style-name="gr7" draw:text-style-name="P3" draw:layer="layout" svg:width="1.2cm" svg:height="0.275cm" svg:x="1.7cm" svg:y="2.57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0.84cm" svg:height="0.357cm" svg:x="1.929cm" svg:y="2.151cm">
            <draw:text-box>
              <text:p>inifign</text:p>
            </draw:text-box>
          </draw:frame>
          <draw:custom-shape draw:style-name="gr7" draw:text-style-name="P3" draw:layer="layout" svg:width="1.2cm" svg:height="1.564cm" svg:x="1.7cm" svg:y="2.85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xml:id="id6" draw:id="id6" draw:layer="layout" svg:width="0.696cm" svg:height="0.357cm" svg:x="2cm" svg:y="3.964cm">
            <draw:text-box>
              <text:p><text:span text:style-name="T3">sddu</text:span></text:p>
            </draw:text-box>
          </draw:frame>
          <draw:connector draw:style-name="gr9" draw:text-style-name="P3" draw:layer="layout" draw:type="curve" svg:x1="4.738cm" svg:y1="2.529cm" svg:x2="2.759cm" svg:y2="3.049cm" draw:start-shape="id3" draw:start-glue-point="3" draw:end-shape="id5" draw:end-glue-point="1" svg:d="M4738 2529c-1485 0-496 520-1979 520" svg:viewBox="0 0 1980 521">
            <text:p/>
          </draw:connector>
          <draw:frame draw:style-name="gr5" draw:text-style-name="P6" xml:id="id5" draw:id="id5" draw:layer="layout" svg:width="0.959cm" svg:height="0.357cm" svg:x="1.8cm" svg:y="2.871cm">
            <draw:text-box>
              <text:p><text:span text:style-name="T3">xprimu</text:span></text:p>
            </draw:text-box>
          </draw:frame>
          <draw:connector draw:style-name="gr12" draw:text-style-name="P3" draw:layer="layout" draw:type="curve" svg:x1="2.279cm" svg:y1="3.228cm" svg:x2="2.348cm" svg:y2="3.964cm" draw:start-shape="id5" draw:start-glue-point="2" draw:end-shape="id6" draw:end-glue-point="0" svg:d="M2279 3228c0 552 69 184 69 736" svg:viewBox="0 0 70 737">
            <text:p/>
          </draw:connector>
          <draw:custom-shape draw:style-name="gr13" draw:text-style-name="P1" draw:layer="layout" svg:width="2.748cm" svg:height="2.426cm" svg:x="0.4cm" svg:y="2.07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1.209cm" svg:height="0.357cm" svg:x="1.03cm" svg:y="1.651cm">
            <draw:text-box>
              <text:p><text:span text:style-name="T1">inifgn_m</text:span></text:p>
            </draw:text-box>
          </draw:frame>
          <draw:frame draw:style-name="gr11" draw:text-style-name="P7" xml:id="id7" draw:id="id7" draw:layer="layout" svg:width="0.696cm" svg:height="0.357cm" svg:x="0.6cm" svg:y="3.951cm">
            <draw:text-box>
              <text:p><text:span text:style-name="T1">sddu</text:span></text:p>
            </draw:text-box>
          </draw:frame>
          <draw:connector draw:style-name="gr15" draw:text-style-name="P3" draw:layer="layout" draw:type="curve" svg:x1="2cm" svg:y1="4.142cm" svg:x2="1.296cm" svg:y2="4.129cm" draw:start-shape="id6" draw:start-glue-point="3" draw:end-shape="id7" draw:end-glue-point="1" svg:d="M2000 4142c-529 0-178-13-704-13" svg:viewBox="0 0 705 14">
            <text:p/>
          </draw:connector>
          <draw:frame draw:style-name="gr16" draw:text-style-name="P5" draw:layer="layout" svg:width="1.598cm" svg:height="0.357cm" svg:x="7.129cm" svg:y="1.387cm">
            <draw:text-box>
              <text:p>dynredem0</text:p>
            </draw:text-box>
          </draw:frame>
          <draw:g>
            <draw:custom-shape draw:style-name="gr17" draw:text-style-name="P3" draw:layer="layout" svg:width="1.5cm" svg:height="0.275cm" svg:x="7.2cm" svg:y="1.8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1.5cm" svg:height="0.859cm" svg:x="7.2cm" svg:y="2.0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" draw:text-style-name="P3" draw:layer="layout" draw:type="curve" svg:x1="5.697cm" svg:y1="2.529cm" svg:x2="7.5cm" svg:y2="2.385cm" draw:start-shape="id3" draw:start-glue-point="1" draw:end-shape="id2" draw:end-glue-point="3" svg:d="M5697 2529c1351 0 450-144 1803-144" svg:viewBox="0 0 1804 145">
            <text:p/>
          </draw:connector>
          <draw:frame draw:style-name="gr5" draw:text-style-name="P6" xml:id="id2" draw:id="id2" draw:layer="layout" svg:width="0.959cm" svg:height="0.357cm" svg:x="7.5cm" svg:y="2.207cm">
            <draw:text-box>
              <text:p><text:span text:style-name="T3">xprimu</text:span></text:p>
            </draw:text-box>
          </draw:frame>
          <draw:custom-shape draw:style-name="gr7" draw:text-style-name="P3" draw:layer="layout" svg:width="1.376cm" svg:height="0.275cm" svg:x="3.7cm" svg:y="3.41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5" draw:layer="layout" svg:width="1.23cm" svg:height="0.357cm" svg:x="3.826cm" svg:y="3.087cm">
            <draw:text-box>
              <text:p>dynetat0</text:p>
            </draw:text-box>
          </draw:frame>
          <draw:custom-shape draw:style-name="gr7" draw:text-style-name="P3" draw:layer="layout" svg:width="1.376cm" svg:height="0.631cm" svg:x="3.7cm" svg:y="3.692cm">
            <text:p/>
            <draw:enhanced-geometry svg:viewBox="0 0 21600 21600" draw:type="rectangle" draw:enhanced-path="M 0 0 L 21600 0 21600 21600 0 21600 0 0 Z N"/>
          </draw:custom-shape>
          <draw:connector draw:style-name="gr20" draw:text-style-name="P3" draw:layer="layout" draw:type="curve" svg:x1="4.738cm" svg:y1="2.529cm" svg:x2="4.376cm" svg:y2="3.807cm" draw:start-shape="id3" draw:start-glue-point="3" draw:end-shape="id8" draw:end-glue-point="0" svg:d="M4738 2529c-766 0-638 365-537 479s175-24 175 799" svg:viewBox="0 0 614 1279">
            <text:p/>
          </draw:connector>
          <draw:frame draw:style-name="gr5" draw:text-style-name="P6" xml:id="id8" draw:id="id8" draw:layer="layout" svg:width="0.959cm" svg:height="0.357cm" svg:x="3.897cm" svg:y="3.807cm">
            <draw:text-box>
              <text:p><text:span text:style-name="T3">xprimu</text:span></text:p>
            </draw:text-box>
          </draw:frame>
          <draw:custom-shape draw:style-name="gr7" draw:text-style-name="P3" draw:layer="layout" svg:width="1.383cm" svg:height="0.38cm" svg:x="5.4cm" svg:y="3.612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5" draw:layer="layout" svg:width="0.768cm" svg:height="0.357cm" svg:x="5.726cm" svg:y="3.187cm">
            <draw:text-box>
              <text:p>fxhyp</text:p>
            </draw:text-box>
          </draw:frame>
          <draw:custom-shape draw:style-name="gr7" draw:text-style-name="P3" draw:layer="layout" svg:width="1.383cm" svg:height="0.259cm" svg:x="5.4cm" svg:y="3.99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xml:id="id9" draw:id="id9" draw:layer="layout" svg:width="0.959cm" svg:height="0.357cm" svg:x="5.597cm" svg:y="3.607cm">
            <draw:text-box>
              <text:p><text:span text:style-name="T3">xprimu</text:span></text:p>
            </draw:text-box>
          </draw:frame>
          <draw:connector draw:style-name="gr22" draw:text-style-name="P3" draw:layer="layout" draw:type="curve" svg:x1="5.217cm" svg:y1="2.708cm" svg:x2="5.597cm" svg:y2="3.785cm" draw:start-shape="id3" draw:start-glue-point="2" draw:end-shape="id9" svg:d="M5217 2708c0 718 126 1077 380 1077" svg:viewBox="0 0 381 10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2:58:46.471333705</meta:creation-date>
    <dc:title>data_flow</dc:title>
    <meta:editing-duration>PT1H40M9S</meta:editing-duration>
    <meta:editing-cycles>11</meta:editing-cycles>
    <meta:generator>LibreOffice/6.0.7.3$Linux_X86_64 LibreOffice_project/00m0$Build-3</meta:generator>
    <meta:initial-creator>Lionel GUEZ</meta:initial-creator>
    <dc:date>2020-04-14T22:29:59.540507950</dc:date>
    <dc:creator>Lionel Guez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.config/libreoffice/4/user/template/data_flow.otg" meta:date="2015-06-19T12:58:46.039748943"/>
  </office:meta>
</office:document-meta>
</file>